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5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Oscar S. Stean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28, 1893</text:p>
      <text:p text:style-name="P5">Month<text:tab/><text:tab/><text:tab/><text:tab/><text:tab/><text:tab/>Dec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nas Phillips, Mordecai M. Mordecai, Ezekiel Levy, Abraham Hart, Gratz</text:p>
      <text:p text:style-name="P5">Additional Places mentioned: Baltimore</text:p>
      <text:p text:style-name="P5">Additional Dates mentioned: September 17, 1782; September 12, 1813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Page 1]</text:p>
      <text:p text:style-name="P3">Honorable Oscar S. Steans/</text:p>
      <text:p text:style-name="P3"><text:tab/>Dear Sir/</text:p>
      <text:p text:style-name="P3"><text:tab/><text:tab/>It is my unpleasant duty to confess/ that in the paper which I read on the Mickv<text:span text:style-name="T1">é</text:span><text:span text:style-name="T2"> Israel con-/-gregation of Philadelphia I fell into two </text:span><text:span text:style-name="T4">errors occurred mistakes</text:span><text:span text:style-name="T5"> errors, one of slight/ importance, another quite of consequence./</text:span></text:p>
      <text:p text:style-name="P3"><text:span text:style-name="T5">On page 18 I </text:span><text:span text:style-name="T4">stated</text:span><text:span text:style-name="T5"> wrote "At a meeting of the Trustees held on/ Sunday, the seventeenth of September 1782, Mr Jonas/ Phillips, who occupied the chair, stated that he was/ informed by Mr Mordecai M. Mordecai, 'how Ezekiel/ Levy, contrary to our laws, had shaved on a Sabbath/ at Baltimore!" <text:s/>AS the consecration of the Synagogue/ had taken place on the previous Friday--September the/ 13th 1782, the following Sunday must have been/ the 15th and not the 17th./</text:span></text:p>
      <text:p text:style-name="P6">On page 22, I wrote, that Major Mordecai had addressed/ a letter to the late Mr Abraham Hart inquiring "into the/ terms of the resolution passed in September 1813 by/ the Congregation, granting a special part of the Spruce/ Street ground to the Gratz family." <text:s/>I then remarked:/ "But no resolution of that character can be found"/</text:p>
      <text:p text:style-name="P6"><text:soft-page-break/></text:p>
      <text:p text:style-name="P6">[Page 2]</text:p>
      <text:p text:style-name="P6">Subsequent researches have succeeded in <text:span text:style-name="T3">finding</text:span> discovering the resolu-/-tion, which I erroneously led people to believe, <text:span text:style-name="T3">that it did</text:span> not to have/ <text:span text:style-name="T3">not</text:span> existed <text:s/>It is worded as follows:/</text:p>
      <text:p text:style-name="P6">"At a meeting presided over by Samuel Hays, Elul 18th/ 5573, September 12th 1813 On motion it was/ resolved that the strip of ground in which Mr and/ Mrs Gratz are interred, be continued to the depth/ of sixty feet, from the commencement of the tomb stone/ of Mr Gratz now erected, and reserved for the ex-/-clusive burial of members of that family, who/ may be entitled to funeral rites agreeably to our/ Laws."/</text:p>
      <text:p text:style-name="P6"><text:tab/>Regretting very much my having <text:span text:style-name="T3">fallen into</text:span> made those/ <text:span text:style-name="T3">errors</text:span> mistakes, I <text:span text:style-name="T3">hope</text:span> wish that <text:span text:style-name="T3">at some future time they may</text:span>/ <text:span text:style-name="T3">be corrected in the event of the a republishing of</text:span> in case the proceedings/ of the first meeting of the American Jewish Historical/ Society be republished they may stand corrected. <text:s/>At all events, a/ record of <text:span text:style-name="T3">my</text:span> this acknowledgment of mine will be <text:span text:style-name="T3">made</text:span> seen hereafter in your/ minutes./ <text:s/>very respectfully/ S Morais/</text:p>
      <text:p text:style-name="P6">December 28th 1893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4:50:48.39</meta:creation-date>
    <dc:date>2013-01-29T11:31:43.56</dc:date>
    <meta:editing-duration>PT30M2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75" meta:word-count="555" meta:character-count="3583"/>
  </office:meta>
</office:document-meta>
</file>